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6.9cm" table:align="left"/>
    </style:style>
    <style:style style:name="表格1.A" style:family="table-column">
      <style:table-column-properties style:column-width="3.209cm"/>
    </style:style>
    <style:style style:name="表格1.B" style:family="table-column">
      <style:table-column-properties style:column-width="5.886cm"/>
    </style:style>
    <style:style style:name="表格1.C" style:family="table-column">
      <style:table-column-properties style:column-width="7.805cm"/>
    </style:style>
    <style:style style:name="表格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878d6" officeooo:paragraph-rsid="001b0afe"/>
    </style:style>
    <style:style style:name="P2" style:family="paragraph" style:parent-style-name="Standard">
      <style:text-properties officeooo:rsid="001878d6" officeooo:paragraph-rsid="001878d6"/>
    </style:style>
    <style:style style:name="P3" style:family="paragraph" style:parent-style-name="Standard">
      <style:text-properties fo:font-weight="normal" officeooo:rsid="001878d6" officeooo:paragraph-rsid="001878d6" style:font-weight-asian="normal" style:font-weight-complex="normal"/>
    </style:style>
    <style:style style:name="P4" style:family="paragraph" style:parent-style-name="Text_20_body">
      <style:text-properties officeooo:rsid="001878d6" officeooo:paragraph-rsid="001878d6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ext_20_body">
      <style:text-properties fo:font-weight="normal" officeooo:rsid="00197ddb" officeooo:paragraph-rsid="00197ddb" style:font-weight-asian="normal" style:font-weight-complex="normal"/>
    </style:style>
    <style:style style:name="P8" style:family="paragraph" style:parent-style-name="Heading_20_4">
      <style:text-properties fo:font-weight="normal" officeooo:rsid="00197ddb" style:font-weight-asian="normal" style:font-weight-complex="normal"/>
    </style:style>
    <style:style style:name="P9" style:family="paragraph" style:parent-style-name="Text_20_body" style:list-style-name="L1">
      <style:text-properties officeooo:rsid="00197ddb"/>
    </style:style>
    <style:style style:name="P10" style:family="paragraph" style:parent-style-name="Text_20_body" style:list-style-name="L1">
      <style:text-properties officeooo:rsid="00197ddb" officeooo:paragraph-rsid="001d3b5a"/>
    </style:style>
    <style:style style:name="P11" style:family="paragraph" style:parent-style-name="Text_20_body">
      <style:text-properties officeooo:rsid="00197ddb" officeooo:paragraph-rsid="001d3b5a"/>
    </style:style>
    <style:style style:name="P12" style:family="paragraph" style:parent-style-name="Heading_20_5">
      <style:text-properties officeooo:rsid="00197ddb" officeooo:paragraph-rsid="001d3b5a"/>
    </style:style>
    <style:style style:name="P13" style:family="paragraph" style:parent-style-name="Text_20_body">
      <style:paragraph-properties fo:text-align="start" style:justify-single-word="false"/>
      <style:text-properties officeooo:rsid="00197ddb" officeooo:paragraph-rsid="001d3b5a"/>
    </style:style>
    <style:style style:name="P14" style:family="paragraph" style:parent-style-name="Text_20_body">
      <style:text-properties officeooo:rsid="00197ddb"/>
    </style:style>
    <style:style style:name="P15" style:family="paragraph" style:parent-style-name="Heading_20_4">
      <style:text-properties officeooo:rsid="00197ddb" officeooo:paragraph-rsid="001d3b5a"/>
    </style:style>
    <style:style style:name="P16" style:family="paragraph" style:parent-style-name="Text_20_body">
      <style:text-properties fo:font-size="10pt" fo:font-weight="normal" officeooo:rsid="00197ddb" officeooo:paragraph-rsid="001d3b5a" style:font-size-asian="10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officeooo:rsid="00197ddb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97ddb" officeooo:paragraph-rsid="00197ddb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style:font-size-asian="10pt" style:font-size-complex="12pt"/>
    </style:style>
    <style:style style:name="T3" style:family="text">
      <style:text-properties fo:font-weight="normal" officeooo:rsid="001d3b5a" style:font-weight-asian="normal" style:font-weight-complex="normal"/>
    </style:style>
    <style:style style:name="T4" style:family="text">
      <style:text-properties fo:font-size="10.5pt" officeooo:rsid="001d3b5a" style:font-size-asian="10.5pt" style:font-size-complex="10.5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weight="bold" officeooo:rsid="001d3b5a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d3b5a"/>
    </style:style>
    <style:style style:name="T10" style:family="text">
      <style:text-properties fo:font-size="10pt" fo:font-weight="normal" officeooo:rsid="001d3b5a" style:font-size-asian="10pt" style:font-weight-asian="normal" style:font-size-complex="12pt" style:font-weight-complex="normal"/>
    </style:style>
    <style:style style:name="T11" style:family="text">
      <style:text-properties fo:font-size="10pt" fo:font-weight="normal" style:font-size-asian="10pt" style:font-weight-asian="normal" style:font-size-complex="12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6.2.1 软件控制策略</text:p>
      <text:p text:style-name="P2"/>
      <text:p text:style-name="P3">(1)分层架构控制策略</text:p>
      <text:p text:style-name="P2">表现层 (Presentation Layer):</text:p>
      <text:p text:style-name="P2"><text:s text:c="2"/>- 策略: 客户端负载均衡 + 服务端渲染(SSR)混合</text:p>
      <text:p text:style-name="P2"><text:s text:c="2"/>- 实现: Next.js/Vue Nuxt框架 + CDN静态资源分发</text:p>
      <text:p text:style-name="P2"><text:s text:c="2"/>- 作用: 分离前后端关注点，减轻服务器压力</text:p>
      <text:p text:style-name="P2"/>
      <text:p text:style-name="P2">应用层 (Application Layer):</text:p>
      <text:p text:style-name="P2"><text:s text:c="2"/>- 策略: 基于Spring Cloud/Alibaba的微服务架构</text:p>
      <text:p text:style-name="P2"><text:s text:c="2"/>- 实现: </text:p>
      <text:p text:style-name="P2"><text:s text:c="6"/>- 服务注册发现: Nacos/Consul</text:p>
      <text:p text:style-name="P2"><text:s text:c="6"/>- 配置中心: Apollo/Nacos Config</text:p>
      <text:p text:style-name="P2"><text:s text:c="6"/>- API网关: Spring Cloud Gateway</text:p>
      <text:p text:style-name="P2"><text:s text:c="2"/>- 作用: 业务逻辑编排，服务治理</text:p>
      <text:p text:style-name="P2"/>
      <text:p text:style-name="P2">领域层 (Domain Layer):</text:p>
      <text:p text:style-name="P2"><text:s text:c="2"/>- 策略: 领域驱动设计(DDD) + CQRS模式</text:p>
      <text:p text:style-name="P2"><text:s text:c="2"/>- 实现:</text:p>
      <text:p text:style-name="P2"><text:s text:c="6"/>- 写模型: 事务性领域服务</text:p>
      <text:p text:style-name="P2"><text:s text:c="6"/>- 读模型: 独立查询服务+Redis缓存</text:p>
      <text:p text:style-name="P2"><text:s text:c="2"/>- 作用: 业务逻辑核心，保障数据一致性</text:p>
      <text:p text:style-name="P2"/>
      <text:p text:style-name="P2">基础设施层 (Infrastructure Layer):</text:p>
      <text:p text:style-name="P2"><text:s text:c="2"/>- 策略: 抽象化+依赖倒置</text:p>
      <text:p text:style-name="P2"><text:s text:c="2"/>- 实现: 仓储模式，统一数据访问接口</text:p>
      <text:p text:style-name="P2">- 作用: 技术细节隔离，便于技术栈更换</text:p>
      <text:p text:style-name="P2"/>
      <text:p text:style-name="P3">(2)核心业务控制策略</text:p>
      <text:p text:style-name="P4"><text:span text:style-name="Strong_20_Emphasis"><text:span text:style-name="T1">视频处理流程</text:span></text:span><text:span text:style-name="T1">：采用</text:span><text:span text:style-name="Strong_20_Emphasis"><text:span text:style-name="T1">状态机模式</text:span></text:span><text:span text:style-name="T1">控制转码、审核、发布流程</text:span></text:p>
      <text:p text:style-name="P4"><text:span text:style-name="Strong_20_Emphasis"><text:span text:style-name="T1">评论系统</text:span></text:span><text:span text:style-name="T1">：采用</text:span><text:span text:style-name="Strong_20_Emphasis"><text:span text:style-name="T1">责任链模式</text:span></text:span><text:span text:style-name="T1">进行敏感词过滤、垃圾评论识别</text:span></text:p>
      <text:p text:style-name="P4"><text:span text:style-name="Strong_20_Emphasis"><text:span text:style-name="T1">推荐算法</text:span></text:span><text:span text:style-name="T1">：采用</text:span><text:span text:style-name="Strong_20_Emphasis"><text:span text:style-name="T1">策略模式</text:span></text:span><text:span text:style-name="T1">支持多算法动态切换（协同过滤、内容推荐、深度学习）</text:span></text:p>
      <text:p text:style-name="P4"><text:span text:style-name="Strong_20_Emphasis"><text:span text:style-name="T1">支付系统</text:span></text:span><text:span text:style-name="T1">：采用</text:span><text:span text:style-name="Strong_20_Emphasis"><text:span text:style-name="T1">事务脚本模式</text:span></text:span><text:span text:style-name="T1">确保资金操作原子性</text:span></text:p>
      <text:p text:style-name="P4"><text:span text:style-name="Strong_20_Emphasis"><text:span text:style-name="T1">消息通知</text:span></text:span><text:span text:style-name="T1">：采用</text:span><text:span text:style-name="Strong_20_Emphasis"><text:span text:style-name="T1">观察者模式</text:span></text:span><text:span text:style-name="T1">实现多通道通知（站内信、邮件、App推送）</text:span></text:p>
      <text:p text:style-name="P3"/>
      <text:p text:style-name="P3">6.2.2 边界条件处理</text:p>
      <text:p text:style-name="P3">[1]业务边界条件</text:p>
      <text:p text:style-name="P3"/>
      <table:table table:name="表格1" table:style-name="表格1">
        <table:table-column table:style-name="表格1.A"/>
        <table:table-column table:style-name="表格1.B"/>
        <table:table-column table:style-name="表格1.C"/>
        <table:table-header-rows>
          <table:table-row>
            <table:table-cell table:style-name="表格1.A1" office:value-type="string">
              <text:p text:style-name="P5">业务场景</text:p>
            </table:table-cell>
            <table:table-cell table:style-name="表格1.A1" office:value-type="string">
              <text:p text:style-name="P5">边界条件</text:p>
            </table:table-cell>
            <table:table-cell table:style-name="表格1.A1" office:value-type="string">
              <text:p text:style-name="P5">处理策略</text:p>
            </table:table-cell>
          </table:table-row>
        </table:table-header-rows>
        <table:table-row>
          <table:table-cell table:style-name="表格1.A1" office:value-type="string">
            <text:p text:style-name="P6"><text:span text:style-name="Strong_20_Emphasis">用户注册</text:span></text:p>
          </table:table-cell>
          <table:table-cell table:style-name="表格1.A1" office:value-type="string">
            <text:p text:style-name="P6">手机号/邮箱重复</text:p>
          </table:table-cell>
          <table:table-cell table:style-name="表格1.A1" office:value-type="string">
            <text:p text:style-name="P6">数据库唯一索引 + Redis分布式锁</text:p>
          </table:table-cell>
        </table:table-row>
        <table:table-row>
          <table:table-cell table:style-name="表格1.A1" office:value-type="string">
            <text:p text:style-name="P6"><text:span text:style-name="Strong_20_Emphasis">视频发布</text:span></text:p>
          </table:table-cell>
          <table:table-cell table:style-name="表格1.A1" office:value-type="string">
            <text:p text:style-name="P6">审核中状态并发修改</text:p>
          </table:table-cell>
          <table:table-cell table:style-name="表格1.A1" office:value-type="string">
            <text:p text:style-name="P6">乐观锁(version字段) + 状态机验证</text:p>
          </table:table-cell>
        </table:table-row>
        <table:table-row>
          <table:table-cell table:style-name="表格1.A1" office:value-type="string">
            <text:p text:style-name="P6"><text:span text:style-name="Strong_20_Emphasis">弹幕发送</text:span></text:p>
          </table:table-cell>
          <table:table-cell table:style-name="表格1.A1" office:value-type="string">
            <text:p text:style-name="P6">发送频率限制</text:p>
          </table:table-cell>
          <table:table-cell table:style-name="表格1.A1" office:value-type="string">
            <text:p text:style-name="P6">滑动窗口限流(Redis + Lua脚本)</text:p>
          </table:table-cell>
        </table:table-row>
        <table:table-row>
          <table:table-cell table:style-name="表格1.A1" office:value-type="string">
            <text:p text:style-name="P6"><text:span text:style-name="Strong_20_Emphasis">评论删除</text:span></text:p>
          </table:table-cell>
          <table:table-cell table:style-name="表格1.A1" office:value-type="string">
            <text:p text:style-name="P6">级联删除权限验证</text:p>
          </table:table-cell>
          <table:table-cell table:style-name="表格1.A1" office:value-type="string">
            <text:p text:style-name="P6">RBAC权限检查 + 异步清理任务</text:p>
          </table:table-cell>
        </table:table-row>
        <table:table-row>
          <table:table-cell table:style-name="表格1.A1" office:value-type="string">
            <text:p text:style-name="P6"><text:span text:style-name="Strong_20_Emphasis">支付回调</text:span></text:p>
          </table:table-cell>
          <table:table-cell table:style-name="表格1.A1" office:value-type="string">
            <text:p text:style-name="P6">重复通知处理</text:p>
          </table:table-cell>
          <table:table-cell table:style-name="表格1.A1" office:value-type="string">
            <text:p text:style-name="P6">幂等性设计(支付单号+状态机)</text:p>
          </table:table-cell>
        </table:table-row>
      </table:table>
      <text:p text:style-name="P3"/>
      <text:p text:style-name="P3">[2]系统边界条件</text:p>
      <text:p text:style-name="P4"><text:span text:style-name="Strong_20_Emphasis"><text:span text:style-name="T1">服务依赖降级</text:span></text:span><text:span text:style-name="T1">：当推荐服务不可用时，自动切换为热度排序</text:span></text:p>
      <text:p text:style-name="P4"><text:soft-page-break/><text:span text:style-name="Strong_20_Emphasis"><text:span text:style-name="T1">第三方API容错</text:span></text:span><text:span text:style-name="T1">：短信/邮件服务失败时，存入消息队列重试</text:span></text:p>
      <text:p text:style-name="P4"><text:span text:style-name="Strong_20_Emphasis"><text:span text:style-name="T1">地理区域限制</text:span></text:span><text:span text:style-name="T1">：基于IP识别，限制特定区域的内容访问</text:span></text:p>
      <text:p text:style-name="P4"><text:span text:style-name="Strong_20_Emphasis"><text:span text:style-name="T1">时间窗口限制</text:span></text:span><text:span text:style-name="T1">：限制特定时段的高消耗操作（如大规模数据导出）</text:span></text:p>
      <text:p text:style-name="P3"/>
      <text:p text:style-name="P3">6.2.3 并发性处理设计</text:p>
      <text:p text:style-name="P7"><text:s text:c="6"/>在本系统中，并发性处理是保障高可用、高性能和最终用户体验的核心。我们主要面临<text:span text:style-name="Strong_20_Emphasis">读高并发</text:span>和<text:span text:style-name="Strong_20_Emphasis">写高并发</text:span>两种场景，并通过分层、异步、最终一致性等架构理念进行系统化应对。</text:p>
      <text:h text:style-name="P8" text:outline-level="4"><text:span text:style-name="Strong_20_Emphasis"><text:span text:style-name="T2">一、整体并发架构原则</text:span></text:span></text:h>
      <text:list text:style-name="L1">
        <text:list-item>
          <text:p text:style-name="P9"><text:span text:style-name="Strong_20_Emphasis">读写分离与缓存先行</text:span>：所有读请求路径上设置多层缓存，数据库主库仅处理写事务和核心实时读。写操作通过异步机制同步至读库与缓存，保证读路径的极高响应速度。</text:p>
        </text:list-item>
        <text:list-item>
          <text:p text:style-name="P9"><text:span text:style-name="Strong_20_Emphasis">服务无状态与横向扩展</text:span>：应用服务层不存储会话状态（用户状态存储于Redis），便于通过增加Pod或实例数量水平扩展，轻松应对流量洪峰。</text:p>
        </text:list-item>
        <text:list-item>
          <text:p text:style-name="P9"><text:span text:style-name="Strong_20_Emphasis">异步化与解耦</text:span>：非实时必需的操作（如计数更新、消息推送、日志记录）均通过消息队列（如Kafka/RocketMQ）异步处理，将即时响应与后台处理解耦，削峰填谷。</text:p>
        </text:list-item>
        <text:list-item>
          <text:p text:style-name="P10"><text:span text:style-name="Strong_20_Emphasis">数据分区与分片</text:span>：对用户、视频、评论等核心数据依据ID或业务键进行分库分表，将集中式的并发压力分散到多个数据库实例。</text:p>
        </text:list-item>
      </text:list>
      <text:p text:style-name="P11"/>
      <text:h text:style-name="P8" text:outline-level="4"><text:span text:style-name="Strong_20_Emphasis"><text:span text:style-name="T2">二、核心高并发场景及解决方案</text:span></text:span></text:h>
      <text:h text:style-name="P12" text:outline-level="5"><text:span text:style-name="Strong_20_Emphasis">场景一：视频播放与热点内容访问（读高并发）</text:span></text:h>
      <text:h text:style-name="P12" text:outline-level="5"><text:span text:style-name="Strong_20_Emphasis"><text:span text:style-name="T1">挑战</text:span></text:span><text:span text:style-name="T1">：热门视频、首页推荐流、热门直播等场景，会产生海量的瞬时读请求。</text:span></text:h>
      <text:h text:style-name="P12" text:outline-level="5"><text:span text:style-name="Strong_20_Emphasis"><text:span text:style-name="T1">解决方案</text:span></text:span><text:span text:style-name="Strong_20_Emphasis"><text:span text:style-name="T3">(</text:span></text:span><text:span text:style-name="Strong_20_Emphasis"><text:span text:style-name="T1">四级缓存加速体系</text:span></text:span><text:span text:style-name="Strong_20_Emphasis"><text:span text:style-name="T3">)</text:span></text:span><text:span text:style-name="T1">：</text:span></text:h>
      <text:p text:style-name="P13"><text:span text:style-name="Strong_20_Emphasis"><text:span text:style-name="T4">1.</text:span></text:span><text:span text:style-name="Strong_20_Emphasis"><text:span text:style-name="T5">客户端本地缓存</text:span></text:span><text:span text:style-name="T5">：对静态资源（如封面图、图标）使用强缓存（</text:span><text:span text:style-name="Source_20_Text"><text:span text:style-name="T5">Cache-Control</text:span></text:span><text:span text:style-name="T5">）。</text:span></text:p>
      <text:p text:style-name="P13"><text:span text:style-name="Strong_20_Emphasis"><text:span text:style-name="T4">2.</text:span></text:span><text:span text:style-name="Strong_20_Emphasis"><text:span text:style-name="T5">CDN边缘缓存</text:span></text:span><text:span text:style-name="T5">：视频切片文件、静态页面通过CDN全球分发，从离用户最近的节点获取。</text:span></text:p>
      <text:p text:style-name="P13"><text:span text:style-name="Strong_20_Emphasis"><text:span text:style-name="T4">3.</text:span></text:span><text:span text:style-name="Strong_20_Emphasis"><text:span text:style-name="T5">应用层分布式缓存（Redis Cluster）</text:span></text:span><text:span text:style-name="T5">：缓存视频元数据（标题、作者、基础计数）、热门评论列表、用户会话信息。采用旁路缓存策略，失效时由应用回源数据库并重新填充。</text:span></text:p>
      <text:p text:style-name="P13"><text:span text:style-name="Strong_20_Emphasis"><text:span text:style-name="T4">4.</text:span></text:span><text:span text:style-name="Strong_20_Emphasis"><text:span text:style-name="T5">数据库从库缓存</text:span></text:span><text:span text:style-name="T5">：MySQL使用InnoDB Buffer Pool缓存热点数据页。</text:span></text:p>
      <text:h text:style-name="P12" text:outline-level="5"><text:span text:style-name="Strong_20_Emphasis"><text:span text:style-name="T6">场景二：互动行为（点赞、投币、收藏）与计数更新（写高并发）</text:span></text:span></text:h>
      <text:h text:style-name="P12" text:outline-level="5"><text:span text:style-name="Strong_20_Emphasis"><text:span text:style-name="T1">挑战</text:span></text:span><text:span text:style-name="T1">：短时间内对同一视频/评论的大量写操作（如“一键三连”），需保证计数准确、用户行为不重复、响应迅速。</text:span></text:h>
      <text:h text:style-name="P12" text:outline-level="5"><text:span text:style-name="Strong_20_Emphasis"><text:span text:style-name="T1">解决方案</text:span></text:span><text:span text:style-name="T1">：</text:span></text:h>
      <text:p text:style-name="P14"><text:span text:style-name="Strong_20_Emphasis"><text:span text:style-name="T7">(1)</text:span></text:span><text:span text:style-name="Strong_20_Emphasis"><text:span text:style-name="T8">Redis原子操作与Set去重</text:span></text:span><text:span text:style-name="T8">：</text:span>用户点击“点赞”时，首先在Redis中执行<text:span text:style-name="Source_20_Text">SADD video:liked_users:{videoId} {userId}</text:span>，利用Set唯一性判断是否已点。同时，使用<text:span text:style-name="Source_20_Text">HINCRBY</text:span>原子递增计数哈希表<text:span text:style-name="Source_20_Text">video:stats:{videoId}</text:span>中的<text:span text:style-name="Source_20_Text">like_count</text:span>字段。</text:p>
      <text:p text:style-name="P14"><text:span text:style-name="Strong_20_Emphasis"><text:span text:style-name="T9">(2)</text:span></text:span><text:span text:style-name="Strong_20_Emphasis">异步持久化</text:span>：计数的增量变化通过消息队列发送给后台worker服务，worker进行批量合并后（如每累计100次或每5秒）再更新MySQL数据库。这确保了前端响应毫秒级完成，同时保证数据的最终一致性。</text:p>
      <text:p text:style-name="P14"><text:soft-page-break/><text:span text:style-name="Strong_20_Emphasis"><text:span text:style-name="T9">(3)</text:span></text:span><text:span text:style-name="Strong_20_Emphasis">定时对账</text:span>：设置离线对账任务，定期比对Redis中的计数总和与MySQL中的持久化值，修正因极端情况（如服务重启）导致的不一致。</text:p>
      <text:h text:style-name="P12" text:outline-level="5"><text:span text:style-name="Strong_20_Emphasis"><text:span text:style-name="T6">场景三：实时弹幕与聊天（超高并发实时交互）</text:span></text:span></text:h>
      <text:h text:style-name="P12" text:outline-level="5"><text:span text:style-name="Strong_20_Emphasis"><text:span text:style-name="T1">挑战</text:span></text:span><text:span text:style-name="T1">：大型直播间的弹幕洪峰，要求毫秒级广播给数万甚至数十万在线连接。</text:span></text:h>
      <text:h text:style-name="P12" text:outline-level="5"><text:span text:style-name="Strong_20_Emphasis"><text:span text:style-name="T1">解决方案</text:span></text:span><text:span text:style-name="T1">：</text:span></text:h>
      <text:p text:style-name="P14"><text:span text:style-name="Strong_20_Emphasis"><text:span text:style-name="T9">(1)</text:span></text:span><text:span text:style-name="Strong_20_Emphasis">WebSocket长连接集群</text:span>：使用Netty等高性能框架搭建WebSocket服务器集群，承载用户长连接。</text:p>
      <text:p text:style-name="P14"><text:span text:style-name="Strong_20_Emphasis"><text:span text:style-name="T9">(2)</text:span></text:span><text:span text:style-name="Strong_20_Emphasis">连接会话管理</text:span>：用户连接建立后，其与房间的映射关系注册到Redis中。网关层根据用户订阅的房间ID，将连接路由到对应的WebSocket服务器实例。</text:p>
      <text:p text:style-name="P14"><text:span text:style-name="Strong_20_Emphasis"><text:span text:style-name="T9">(3)</text:span></text:span><text:span text:style-name="Strong_20_Emphasis">消息广播</text:span>：</text:p>
      <text:p text:style-name="P14">用户发送弹幕 → 业务服务处理（敏感词过滤、频率限制） → 将弹幕消息发布到对应房间的Kafka Topic。</text:p>
      <text:p text:style-name="P14">订阅了该房间Topic的所有WebSocket服务器实例消费消息 → 向各自持有的、属于该房间的用户连接进行推送。</text:p>
      <text:p text:style-name="P14"><text:span text:style-name="Strong_20_Emphasis"><text:span text:style-name="T9">(4)</text:span></text:span><text:span text:style-name="Strong_20_Emphasis">历史弹幕存储</text:span>：弹幕同时写入按房间ID和小时分片的NoSQL数据库（如HBase）或时序数据库，用于支持“查看历史弹幕”功能。</text:p>
      <text:h text:style-name="P12" text:outline-level="5"><text:span text:style-name="Strong_20_Emphasis">场景四：秒杀活动（限时抢购、限量礼品码）（极端读写混合高并发）</text:span></text:h>
      <text:h text:style-name="P12" text:outline-level="5"><text:span text:style-name="Strong_20_Emphasis"><text:span text:style-name="T1">挑战</text:span></text:span><text:span text:style-name="T1">：瞬间涌入远超库存数量的请求，需防止超卖、保证公平性、避免系统崩溃。</text:span></text:h>
      <text:h text:style-name="P12" text:outline-level="5"><text:span text:style-name="Strong_20_Emphasis"><text:span text:style-name="T1">解决方案（令牌桶+队列化）</text:span></text:span><text:span text:style-name="T1">：</text:span></text:h>
      <text:p text:style-name="P14"><text:span text:style-name="Strong_20_Emphasis"><text:span text:style-name="T9">1.</text:span></text:span><text:span text:style-name="Strong_20_Emphasis">请求准入与限流</text:span>：在网关层对活动接口进行毫秒级滑动窗口限流，将99%的无效或超量请求快速拒绝，保护下游服务。</text:p>
      <text:p text:style-name="P14"><text:span text:style-name="Strong_20_Emphasis"><text:span text:style-name="T9">2.</text:span></text:span><text:span text:style-name="Strong_20_Emphasis">库存预热与原子扣减</text:span>：活动开始前，将商品库存（如1000个）预存到Redis中。通过<text:span text:style-name="Source_20_Text">DECR</text:span>或Lua脚本保证扣减的原子性，扣至0后直接返回“已售罄”。</text:p>
      <text:p text:style-name="P14"><text:span text:style-name="Strong_20_Emphasis"><text:span text:style-name="T9">3.</text:span></text:span><text:span text:style-name="Strong_20_Emphasis">订单排队与异步创建</text:span>：成功预扣库存的用户，系统生成一个“排队中”的订单号，并立即返回给用户。详细的订单创建、支付链接生成等复杂操作推入消息队列，由订单服务异步顺序处理。用户可通过订单号轮询查询最终状态。</text:p>
      <text:p text:style-name="P14"/>
      <text:h text:style-name="P15" text:outline-level="4"><text:span text:style-name="Strong_20_Emphasis"><text:span text:style-name="T2">三、数据库层面的并发控制</text:span></text:span></text:h>
      <text:h text:style-name="P15" text:outline-level="4"><text:span text:style-name="Strong_20_Emphasis"><text:span text:style-name="T10">(1</text:span></text:span><text:span text:style-name="Strong_20_Emphasis"><text:span text:style-name="T10">)</text:span></text:span><text:span text:style-name="Strong_20_Emphasis"><text:span text:style-name="T11">乐观锁</text:span></text:span><text:span text:style-name="T11">：适用于冲突较少的场景，如在更新视频信息（标题、简介）时，使用</text:span><text:span text:style-name="Source_20_Text"><text:span text:style-name="T11">version</text:span></text:span><text:span text:style-name="T11">字段或更新时间戳</text:span><text:span text:style-name="Source_20_Text"><text:span text:style-name="T11">updated_at</text:span></text:span><text:span text:style-name="T11">进行条件更新，防止更新覆盖。</text:span></text:h>
      <text:h text:style-name="P15" text:outline-level="4"><text:span text:style-name="Strong_20_Emphasis"><text:span text:style-name="T10">(2)</text:span></text:span><text:span text:style-name="Strong_20_Emphasis"><text:span text:style-name="T11">事务隔离级别</text:span></text:span><text:span text:style-name="T11">：默认使用</text:span><text:span text:style-name="Source_20_Text"><text:span text:style-name="T11">REPEATABLE READ</text:span></text:span><text:span text:style-name="T11">（MySQL InnoDB默认级别），在特定业务场景（如对账）可降级为</text:span><text:span text:style-name="Source_20_Text"><text:span text:style-name="T11">READ COMMITTED</text:span></text:span><text:span text:style-name="T11">以提高并发性能。</text:span></text:h>
      <text:p text:style-name="P16"/>
      <text:h text:style-name="P8" text:outline-level="4"><text:span text:style-name="Strong_20_Emphasis"><text:span text:style-name="T2">四、分布式锁的应用</text:span></text:span></text:h>
      <text:p text:style-name="P11">使用<text:span text:style-name="Strong_20_Emphasis">Redisson</text:span>实现的Redis分布式锁，用于保证跨服务或跨JVM进程的临界区操作互斥。</text:p>
      <text:p text:style-name="P11"><text:span text:style-name="Strong_20_Emphasis">应用场景</text:span>：</text:p>
      <text:p text:style-name="P14"><text:span text:style-name="T9">1.</text:span>同一用户只能在一处设备登录，踢出旧会话。</text:p>
      <text:p text:style-name="P14"><text:soft-page-break/><text:span text:style-name="T9">2.</text:span>全局定时任务（如生成每日热门榜）的唯一起动。</text:p>
      <text:p text:style-name="P14"><text:span text:style-name="T9">3.</text:span>防止缓存重建时的并发击穿（可与“逻辑过期”方案互补）。</text:p>
      <text:p text:style-name="P14"/>
      <text:h text:style-name="P8" text:outline-level="4"><text:span text:style-name="Strong_20_Emphasis"><text:span text:style-name="T2">五、监控与弹性伸缩</text:span></text:span></text:h>
      <text:p text:style-name="P17"><text:span text:style-name="Strong_20_Emphasis"><text:span text:style-name="T9">(1)</text:span></text:span><text:span text:style-name="Strong_20_Emphasis">监控指标</text:span>：密切监控各层级的并发指标，包括：网关QPS、服务实例的CPU/内存/线程池状态、Redis连接数与内存使用率、数据库活跃连接数与慢查询率、消息队列堆积量。</text:p>
      <text:p text:style-name="P17"><text:span text:style-name="Strong_20_Emphasis"><text:span text:style-name="T9">(2)</text:span></text:span><text:span text:style-name="Strong_20_Emphasis">弹性伸缩</text:span>：</text:p>
      <text:p text:style-name="P17"><text:span text:style-name="Strong_20_Emphasis"><text:span text:style-name="T9">I.</text:span></text:span><text:span text:style-name="Strong_20_Emphasis">横向伸缩</text:span>：基于CPU使用率、请求QPS等指标，配置Kubernetes HPA或云服务商的自动伸缩组，自动增减无状态服务实例。</text:p>
      <text:p text:style-name="P17"><text:span text:style-name="Strong_20_Emphasis"><text:span text:style-name="T9">ii.</text:span></text:span><text:span text:style-name="Strong_20_Emphasis">缓存与数据库扩容</text:span>：Redis Cluster支持在线增加分片。数据库采用读写分离，并可在业务低峰期进行分库分表扩容。</text:p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Tahoma" style:font-family-asian="Tahoma" style:font-family-generic-asian="system" style:font-pitch-asian="variable" style:font-size-asian="10pt" style:font-weight-asian="bold" style:font-name-complex="FreeSans1" style:font-family-complex="FreeSans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8T19:12:27.029287290</meta:creation-date>
    <dc:date>2025-12-23T21:10:05.130524167</dc:date>
    <meta:editing-duration>PT14M39S</meta:editing-duration>
    <meta:editing-cycles>5</meta:editing-cycles>
    <meta:generator>LibreOffice/25.8.1.1$Linux_X86_64 LibreOffice_project/580$Build-1</meta:generator>
    <meta:document-statistic meta:table-count="1" meta:image-count="0" meta:object-count="0" meta:page-count="4" meta:paragraph-count="104" meta:word-count="2591" meta:character-count="3316" meta:non-whitespace-character-count="3178"/>
  </office:meta>
</office:document-meta>
</file>